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6a9a" officeooo:paragraph-rsid="00166a9a"/>
    </style:style>
    <style:style style:name="P2" style:family="paragraph" style:parent-style-name="Standard">
      <style:paragraph-properties fo:text-align="justify" style:justify-single-word="false"/>
      <style:text-properties officeooo:rsid="00166a9a" officeooo:paragraph-rsid="00166a9a"/>
    </style:style>
    <style:style style:name="P3" style:family="paragraph" style:parent-style-name="Standard">
      <style:paragraph-properties fo:text-align="justify" style:justify-single-word="false"/>
      <style:text-properties officeooo:paragraph-rsid="00166a9a"/>
    </style:style>
    <style:style style:name="P4" style:family="paragraph" style:parent-style-name="Standard">
      <style:paragraph-properties fo:text-align="justify" style:justify-single-word="false"/>
      <style:text-properties officeooo:paragraph-rsid="002b1388"/>
    </style:style>
    <style:style style:name="P5" style:family="paragraph" style:parent-style-name="Standard">
      <style:paragraph-properties fo:text-align="justify" style:justify-single-word="false"/>
      <style:text-properties officeooo:rsid="0017a3a2" officeooo:paragraph-rsid="0017a3a2"/>
    </style:style>
    <style:style style:name="P6" style:family="paragraph" style:parent-style-name="Standard">
      <style:paragraph-properties fo:text-align="justify" style:justify-single-word="false"/>
      <style:text-properties officeooo:rsid="00186782" officeooo:paragraph-rsid="00186782"/>
    </style:style>
    <style:style style:name="P7" style:family="paragraph" style:parent-style-name="Standard">
      <style:paragraph-properties fo:text-align="justify" style:justify-single-word="false"/>
      <style:text-properties officeooo:rsid="00195050" officeooo:paragraph-rsid="00195050"/>
    </style:style>
    <style:style style:name="P8" style:family="paragraph" style:parent-style-name="Standard">
      <style:paragraph-properties fo:text-align="justify" style:justify-single-word="false"/>
      <style:text-properties officeooo:rsid="001aed97" officeooo:paragraph-rsid="001aed97"/>
    </style:style>
    <style:style style:name="P9" style:family="paragraph" style:parent-style-name="Standard">
      <style:paragraph-properties fo:text-align="justify" style:justify-single-word="false"/>
      <style:text-properties officeooo:rsid="001af852" officeooo:paragraph-rsid="001af852"/>
    </style:style>
    <style:style style:name="P10" style:family="paragraph" style:parent-style-name="Standard">
      <style:paragraph-properties fo:text-align="justify" style:justify-single-word="false"/>
      <style:text-properties officeooo:rsid="001bc6b8" officeooo:paragraph-rsid="001bc6b8"/>
    </style:style>
    <style:style style:name="P11" style:family="paragraph" style:parent-style-name="Standard">
      <style:paragraph-properties fo:text-align="justify" style:justify-single-word="false"/>
      <style:text-properties officeooo:rsid="001ccbdf" officeooo:paragraph-rsid="001ccbdf"/>
    </style:style>
    <style:style style:name="P12" style:family="paragraph" style:parent-style-name="Standard">
      <style:paragraph-properties fo:text-align="justify" style:justify-single-word="false"/>
      <style:text-properties officeooo:rsid="001d8fd4" officeooo:paragraph-rsid="001d8fd4"/>
    </style:style>
    <style:style style:name="P13" style:family="paragraph" style:parent-style-name="Standard">
      <style:paragraph-properties fo:text-align="justify" style:justify-single-word="false"/>
      <style:text-properties officeooo:rsid="001fcfa5" officeooo:paragraph-rsid="001fcfa5"/>
    </style:style>
    <style:style style:name="P14" style:family="paragraph" style:parent-style-name="Standard">
      <style:paragraph-properties fo:text-align="justify" style:justify-single-word="false"/>
      <style:text-properties officeooo:rsid="0022a1c1" officeooo:paragraph-rsid="0022a1c1"/>
    </style:style>
    <style:style style:name="P15" style:family="paragraph" style:parent-style-name="Standard">
      <style:paragraph-properties fo:text-align="justify" style:justify-single-word="false"/>
      <style:text-properties officeooo:rsid="0024077e" officeooo:paragraph-rsid="0024077e"/>
    </style:style>
    <style:style style:name="P16" style:family="paragraph" style:parent-style-name="Standard">
      <style:paragraph-properties fo:text-align="justify" style:justify-single-word="false"/>
      <style:text-properties officeooo:rsid="0024461c" officeooo:paragraph-rsid="0024461c"/>
    </style:style>
    <style:style style:name="P17" style:family="paragraph" style:parent-style-name="Standard">
      <style:paragraph-properties fo:text-align="justify" style:justify-single-word="false"/>
      <style:text-properties fo:color="#000000" officeooo:rsid="0024461c" officeooo:paragraph-rsid="0024461c"/>
    </style:style>
    <style:style style:name="P18" style:family="paragraph" style:parent-style-name="Standard">
      <style:paragraph-properties fo:text-align="justify" style:justify-single-word="false"/>
      <style:text-properties fo:color="#000000" officeooo:rsid="0025f770" officeooo:paragraph-rsid="0025f770"/>
    </style:style>
    <style:style style:name="P19" style:family="paragraph" style:parent-style-name="Standard">
      <style:paragraph-properties fo:text-align="justify" style:justify-single-word="false"/>
      <style:text-properties fo:color="#000000" officeooo:rsid="00277aae" officeooo:paragraph-rsid="00277aae"/>
    </style:style>
    <style:style style:name="P20" style:family="paragraph" style:parent-style-name="Standard">
      <style:paragraph-properties fo:text-align="justify" style:justify-single-word="false"/>
      <style:text-properties fo:color="#000000" officeooo:rsid="002957f7" officeooo:paragraph-rsid="00277aae"/>
    </style:style>
    <style:style style:name="P21" style:family="paragraph" style:parent-style-name="Standard">
      <style:paragraph-properties fo:text-align="justify" style:justify-single-word="false"/>
      <style:text-properties fo:color="#000000" officeooo:rsid="002957f7" officeooo:paragraph-rsid="002957f7"/>
    </style:style>
    <style:style style:name="P22" style:family="paragraph" style:parent-style-name="Standard">
      <style:paragraph-properties fo:text-align="justify" style:justify-single-word="false"/>
      <style:text-properties fo:color="#000000" officeooo:rsid="002b1388" officeooo:paragraph-rsid="002b1388"/>
    </style:style>
    <style:style style:name="P23" style:family="paragraph" style:parent-style-name="Standard">
      <style:paragraph-properties fo:text-align="justify" style:justify-single-word="false"/>
      <style:text-properties officeooo:rsid="002b1388" officeooo:paragraph-rsid="002b1388"/>
    </style:style>
    <style:style style:name="P24" style:family="paragraph" style:parent-style-name="Standard">
      <style:paragraph-properties fo:text-align="justify" style:justify-single-word="false"/>
      <style:text-properties officeooo:rsid="002c8ab3" officeooo:paragraph-rsid="002c8ab3"/>
    </style:style>
    <style:style style:name="P25" style:family="paragraph" style:parent-style-name="Standard">
      <style:paragraph-properties fo:text-align="justify" style:justify-single-word="false"/>
      <style:text-properties officeooo:rsid="002df96b" officeooo:paragraph-rsid="002df96b"/>
    </style:style>
    <style:style style:name="P26" style:family="paragraph" style:parent-style-name="Standard">
      <style:paragraph-properties fo:text-align="justify" style:justify-single-word="false"/>
      <style:text-properties officeooo:rsid="002e93bc" officeooo:paragraph-rsid="002e93bc"/>
    </style:style>
    <style:style style:name="P27" style:family="paragraph" style:parent-style-name="Standard">
      <style:paragraph-properties fo:text-align="justify" style:justify-single-word="false"/>
      <style:text-properties officeooo:rsid="00306bcb" officeooo:paragraph-rsid="00306bcb"/>
    </style:style>
    <style:style style:name="T1" style:family="text">
      <style:text-properties officeooo:rsid="00166a9a"/>
    </style:style>
    <style:style style:name="T2" style:family="text">
      <style:text-properties officeooo:rsid="0017a3a2"/>
    </style:style>
    <style:style style:name="T3" style:family="text">
      <style:text-properties officeooo:rsid="001aed97"/>
    </style:style>
    <style:style style:name="T4" style:family="text">
      <style:text-properties officeooo:rsid="001af852"/>
    </style:style>
    <style:style style:name="T5" style:family="text">
      <style:text-properties officeooo:rsid="001fcfa5"/>
    </style:style>
    <style:style style:name="T6" style:family="text">
      <style:text-properties officeooo:rsid="001fe760"/>
    </style:style>
    <style:style style:name="T7" style:family="text">
      <style:text-properties fo:color="#000000"/>
    </style:style>
    <style:style style:name="T8" style:family="text">
      <style:text-properties fo:color="#000000" officeooo:rsid="002b1388"/>
    </style:style>
    <style:style style:name="T9" style:family="text">
      <style:text-properties fo:color="#000000" officeooo:rsid="002b1388" style:language-asian="ja" style:country-asian="JP"/>
    </style:style>
    <style:style style:name="T10" style:family="text">
      <style:text-properties fo:color="#000000" officeooo:rsid="002e93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/text:p>
      <text:p text:style-name="P2"/>
      <text:p text:style-name="P2">1.1</text:p>
      <text:p text:style-name="P2"><text:tab/> Sujet imposé.</text:p>
      <text:p text:style-name="P2"/>
      <text:p text:style-name="P2"><text:tab/></text:p>
      <text:p text:style-name="P3"><text:span text:style-name="T1">1.2</text:span></text:p>
      <text:p text:style-name="P2">1.2.2 Dans labyrinthe</text:p>
      <text:p text:style-name="P2">1.2.3 Pacman</text:p>
      <text:p text:style-name="P2">1.2.4 1</text:p>
      <text:p text:style-name="P2">1.2.5 Finir le niveau : manger toutes les pieces sans se fa<text:span text:style-name="T2">ir</text:span>e toucher par les fantômes.</text:p>
      <text:p text:style-name="P2">1.2.6 Nouvelle interface graphique, son … On choisira un thème (sushi, <text:span text:style-name="T2">pokemon,</text:span> <text:span text:style-name="T2">jules</text:span>….<text:span text:style-name="T2">)</text:span></text:p>
      <text:p text:style-name="P2"/>
      <text:p text:style-name="P5">2.1</text:p>
      <text:p text:style-name="P5">2.1.1 Contrôle : aller en fjjfjffhaut, bas, droite et gauche avec les touches directionnelles → facile d’accès, ituitif.</text:p>
      <text:p text:style-name="P5">2.1.2</text:p>
      <text:p text:style-name="P5">Le joueur joue des parties jusqu’à ce qu’il meure. Son score s’augmente </text:p>
      <text:p text:style-name="P5"/>
      <text:p text:style-name="P5"/>
      <text:p text:style-name="P5"/>
      <text:p text:style-name="P6">2.1.4.</text:p>
      <text:p text:style-name="P6">Physique du jeu : 2D, il n’y a as d’inertie.</text:p>
      <text:p text:style-name="P6">Les collisions sont calculées à partir des coordonnées du personnage et des éléments du décors et récoltables.</text:p>
      <text:p text:style-name="P6"/>
      <text:p text:style-name="P7">Matrice contenant les murs <text:span text:style-name="T3">( et les recoltables ? )</text:span> : 0 si vide, 1 si mur.</text:p>
      <text:p text:style-name="P7"/>
      <text:p text:style-name="P8">Quand pacman mange un BONUS, il s’élevé en super-être.</text:p>
      <text:p text:style-name="P6"/>
      <text:p text:style-name="P7">2.1.5.</text:p>
      <text:p text:style-name="P7"/>
      <text:p text:style-name="P9">On peut créer plusieurs IAs : </text:p>
      <text:p text:style-name="P9"/>
      <text:p text:style-name="P6">-<text:span text:style-name="T4">Une qui analyse l’angle entre sa position et celle du joueur et prend les passages en fonctionde l’angle </text:span></text:p>
      <text:p text:style-name="P6"/>
      <text:p text:style-name="P6">-<text:span text:style-name="T4">Une qui le suit à la trace</text:span></text:p>
      <text:p text:style-name="P6"/>
      <text:p text:style-name="P6">-<text:span text:style-name="T4">Une qui prend des chemins au hasard</text:span></text:p>
      <text:p text:style-name="P6"/>
      <text:p text:style-name="P6">-<text:span text:style-name="T4">Une qui se dirige vers les bonus le plus proche dy joueur.</text:span></text:p>
      <text:p text:style-name="P5"/>
      <text:p text:style-name="P10">A chaque frame</text:p>
      <text:p text:style-name="P10"/>
      <text:p text:style-name="P11">2.1.6</text:p>
      <text:p text:style-name="P11"/>
      <text:p text:style-name="P11">Facile, Moyen, difficile</text:p>
      <text:p text:style-name="P11"/>
      <text:p text:style-name="P11">Vitesse des fantomes, Ias des fantomes, nombre de fantomes</text:p>
      <text:p text:style-name="P11">Moins de bonus</text:p>
      <text:p text:style-name="P11">Malus : </text:p>
      <text:p text:style-name="P11"><text:soft-page-break/>-inversement des touches</text:p>
      <text:p text:style-name="P11">-écran noir</text:p>
      <text:p text:style-name="P11">-ne pas voir les murs</text:p>
      <text:p text:style-name="P11">-lumière de torche</text:p>
      <text:p text:style-name="P11"/>
      <text:p text:style-name="P11">2.1.7</text:p>
      <text:p text:style-name="P11">Un readme</text:p>
      <text:p text:style-name="P11"/>
      <text:p text:style-name="P11">2.1.8</text:p>
      <text:p text:style-name="P11">C’est un jeu d’arcade infini</text:p>
      <text:p text:style-name="P11"/>
      <text:p text:style-name="P11">2.1.9.</text:p>
      <text:p text:style-name="P11">5 vies sur tout le jeu</text:p>
      <text:p text:style-name="P11">On peut drop des vies</text:p>
      <text:p text:style-name="P11">Progression de la difficulté par palier à chaque niveau</text:p>
      <text:p text:style-name="P11"/>
      <text:p text:style-name="P11">15minutes par partie</text:p>
      <text:p text:style-name="P11"/>
      <text:p text:style-name="P11">2.1.10.</text:p>
      <text:p text:style-name="P11"/>
      <text:p text:style-name="P11">1.</text:p>
      <text:p text:style-name="P11"/>
      <text:p text:style-name="P11"/>
      <text:p text:style-name="P11">2.</text:p>
      <text:p text:style-name="P11">Histoire : </text:p>
      <text:p text:style-name="P11">Il y a fort longtemps, dans une contrée erdue, une boule, qui s’était perdue.</text:p>
      <text:p text:style-name="P11">Pourchassé apr des XXX, il a peur, et doit s’enfuir. Il doit alors récolter des FFFFF pour puvoir survivre.</text:p>
      <text:p text:style-name="P11"/>
      <text:p text:style-name="P11"/>
      <text:p text:style-name="P12">3.</text:p>
      <text:p text:style-name="P12">Objets de quetes ou objectifs :</text:p>
      <text:p text:style-name="P12"/>
      <text:p text:style-name="P12">BONUS qui permettent de manger les ennemis</text:p>
      <text:p text:style-name="P12">Les boules récoltables qui permettent de finir le niveau <text:span text:style-name="T5">actuel</text:span>.</text:p>
      <text:p text:style-name="P13">Les VIES</text:p>
      <text:p text:style-name="P13"/>
      <text:p text:style-name="P13">4. Victoire : récolter toutes les boules du niveau actuel.</text:p>
      <text:p text:style-name="P13">Echec : Se faire toucher pas un ennemi <text:span text:style-name="T6">et ne plus avoir de vie</text:span></text:p>
      <text:p text:style-name="P13"/>
      <text:p text:style-name="P14">5. Sauvegarde de la difficulté débloquée sauvegardée</text:p>
      <text:p text:style-name="P14"/>
      <text:p text:style-name="P14">6.Oui, espace et esc</text:p>
      <text:p text:style-name="P14"/>
      <text:p text:style-name="P14">7. Skin, difficultée à débloquer. Musiques</text:p>
      <text:p text:style-name="P14"/>
      <text:p text:style-name="P14">8. Volume</text:p>
      <text:p text:style-name="P14"/>
      <text:p text:style-name="P14">2.1.11.</text:p>
      <text:p text:style-name="P14"/>
      <text:p text:style-name="P14">Non</text:p>
      <text:p text:style-name="P14"/>
      <text:p text:style-name="P14"><text:soft-page-break/>2.2 Level design</text:p>
      <text:p text:style-name="P14"/>
      <text:p text:style-name="P14">1.</text:p>
      <text:p text:style-name="P14"/>
      <text:p text:style-name="P14">2.</text:p>
      <text:p text:style-name="P14">Recolter toutes les boules</text:p>
      <text:p text:style-name="P14"/>
      <text:p text:style-name="P14">3.</text:p>
      <text:p text:style-name="P14">Les monstres, le personnage, les recoltables</text:p>
      <text:p text:style-name="P14"/>
      <text:p text:style-name="P14">4.</text:p>
      <text:p text:style-name="P14"/>
      <text:p text:style-name="P14"/>
      <text:p text:style-name="P14">5.</text:p>
      <text:p text:style-name="P14"/>
      <text:p text:style-name="P14">6.</text:p>
      <text:p text:style-name="P14">Recolter les pieces</text:p>
      <text:p text:style-name="P14"/>
      <text:p text:style-name="P14">7.</text:p>
      <text:p text:style-name="P14"/>
      <text:p text:style-name="P14"/>
      <text:p text:style-name="P14">2.3</text:p>
      <text:p text:style-name="P14">1.</text:p>
      <text:p text:style-name="P14"/>
      <text:p text:style-name="P14"/>
      <text:p text:style-name="P15">2.</text:p>
      <text:p text:style-name="P15">2D</text:p>
      <text:p text:style-name="P15">Cartoon</text:p>
      <text:p text:style-name="P15"/>
      <text:p text:style-name="P15">3.</text:p>
      <text:p text:style-name="P15">La caméra est vue de coté, statique</text:p>
      <text:p text:style-name="P15"/>
      <text:p text:style-name="P15"/>
      <text:p text:style-name="P15">4.</text:p>
      <text:p text:style-name="P15">Lumière ambiante</text:p>
      <text:p text:style-name="P15">A voir pour le mode nuit</text:p>
      <text:p text:style-name="P15"/>
      <text:p text:style-name="P15">5.</text:p>
      <text:p text:style-name="P15">Précalculé</text:p>
      <text:p text:style-name="P15">Non</text:p>
      <text:p text:style-name="P15"/>
      <text:p text:style-name="P15">5.</text:p>
      <text:p text:style-name="P15">Etincelles,</text:p>
      <text:p text:style-name="P16">Cotillons</text:p>
      <text:p text:style-name="P16"/>
      <text:p text:style-name="P16">6.</text:p>
      <text:p text:style-name="P16">Son a chaque changement de touche dans le menu</text:p>
      <text:p text:style-name="P16">Quand tu cliques </text:p>
      <text:p text:style-name="P16">Theme de base (Recreer par nos soin inchallah)</text:p>
      <text:p text:style-name="P16">Bruit du pacman</text:p>
      <text:p text:style-name="P16">Son quand tu decedes(Wasted)</text:p>
      <text:p text:style-name="P16">Quand tu gagnes.</text:p>
      <text:p text:style-name="P16"><text:soft-page-break/>Quand tu manges un murs</text:p>
      <text:p text:style-name="P16">Quand tu recupères un BONUS.</text:p>
      <text:p text:style-name="P16"/>
      <text:p text:style-name="P16">7. Detection par les coordonnées</text:p>
      <text:p text:style-name="P16"/>
      <text:p text:style-name="P16">8.</text:p>
      <text:p text:style-name="P16"/>
      <text:p text:style-name="P16">9.</text:p>
      <text:p text:style-name="P16">Français</text:p>
      <text:p text:style-name="P16"/>
      <text:p text:style-name="P16"/>
      <text:p text:style-name="P16"/>
      <text:p text:style-name="P16"/>
      <text:p text:style-name="P16">3.Interface utilisateur</text:p>
      <text:p text:style-name="P16"/>
      <text:p text:style-name="P16">1.Pas d’idée precise pour l’instant.</text:p>
      <text:p text:style-name="P16">Sushi avec des grain de riz <text:s/></text:p>
      <text:p text:style-name="P17">petit robot qui ramasse des pieces ou des bit et les ennemis c est des scientiques </text:p>
      <text:p text:style-name="P17"/>
      <text:p text:style-name="P17"/>
      <text:p text:style-name="P18">2.</text:p>
      <text:p text:style-name="P18"/>
      <text:p text:style-name="P18">3.</text:p>
      <text:p text:style-name="P18"/>
      <text:p text:style-name="P18"/>
      <text:p text:style-name="P18">4.</text:p>
      <text:p text:style-name="P18">En jeu : Ecran, ennemis, joueur</text:p>
      <text:p text:style-name="P18">En pause : Boutons</text:p>
      <text:p text:style-name="P18">Menu de début : Boutons</text:p>
      <text:p text:style-name="P18"/>
      <text:p text:style-name="P18">5.</text:p>
      <text:p text:style-name="P18">Clavier, et des haut parleurs</text:p>
      <text:p text:style-name="P18"/>
      <text:p text:style-name="P18">4. Editeurs</text:p>
      <text:p text:style-name="P18"/>
      <text:p text:style-name="P18">Création de niveaux</text:p>
      <text:p text:style-name="P18"/>
      <text:p text:style-name="P18">5.Univers du jeu</text:p>
      <text:p text:style-name="P18"/>
      <text:p text:style-name="P18">1.</text:p>
      <text:p text:style-name="P18"/>
      <text:p text:style-name="P18">2.</text:p>
      <text:p text:style-name="P18"/>
      <text:p text:style-name="P19">3.</text:p>
      <text:p text:style-name="P19">Fond différents</text:p>
      <text:p text:style-name="P20"/>
      <text:p text:style-name="P21">4.</text:p>
      <text:p text:style-name="P21">On voit le monde entier du jeu</text:p>
      <text:p text:style-name="P21"/>
      <text:p text:style-name="P21">5.</text:p>
      <text:p text:style-name="P21">Mode nuit, on y voit moins</text:p>
      <text:p text:style-name="P21"/>
      <text:p text:style-name="P21"><text:soft-page-break/>6. Entitées de l’univers</text:p>
      <text:p text:style-name="P21"/>
      <text:p text:style-name="P21">1.</text:p>
      <text:p text:style-name="P21"/>
      <text:p text:style-name="P21">2.</text:p>
      <text:p text:style-name="P21">Jouables : le pacman</text:p>
      <text:p text:style-name="P21"/>
      <text:p text:style-name="P21">3. Les ennemis</text:p>
      <text:p text:style-name="P21"/>
      <text:p text:style-name="P21">4.</text:p>
      <text:p text:style-name="P21">BONUS, pieces</text:p>
      <text:p text:style-name="P21"/>
      <text:p text:style-name="P21">5.</text:p>
      <text:p text:style-name="P21">BONUS</text:p>
      <text:p text:style-name="P21"/>
      <text:p text:style-name="P21">6.</text:p>
      <text:p text:style-name="P21">Aucune</text:p>
      <text:p text:style-name="P21"/>
      <text:p text:style-name="P21">7.</text:p>
      <text:p text:style-name="P21">Les ennemis deviennent plus forts</text:p>
      <text:p text:style-name="P21"/>
      <text:p text:style-name="P21">8.</text:p>
      <text:p text:style-name="P21">Les deplacements sont en 2D dans le labyrinthe.</text:p>
      <text:p text:style-name="P21"/>
      <text:p text:style-name="P22">9.</text:p>
      <text:p text:style-name="P22">Les ennemis mangent le joueur, et l’inverse en cas de bonus</text:p>
      <text:p text:style-name="P22"/>
      <text:p text:style-name="P22">10.</text:p>
      <text:p text:style-name="P22">Lévitation</text:p>
      <text:p text:style-name="P22"/>
      <text:p text:style-name="P22">7.Histoire</text:p>
      <text:p text:style-name="P22"/>
      <text:p text:style-name="P4"><text:span text:style-name="T8">1. Il était une fois, </text:span><text:span text:style-name="T9">Kami</text:span><text:span text:style-name="T8">, un sushi qui vivait bien sa vie. Jusqu’au jour ou il tomba par terre endant une commande HuberEat. Ses grains de riz, furent alors éparillés aux 4 coins de l’univers Sushandia.</text:span></text:p>
      <text:p text:style-name="P23"><text:span text:style-name="T7">Mais Kami, bien que détruit par cette perte, ne perdit pas son courage. Il partit alors à la recherche de ces derniers… </text:span></text:p>
      <text:p text:style-name="P23"><text:span text:style-name="T7"/></text:p>
      <text:p text:style-name="P23"><text:span text:style-name="T7">Mais cette aventure n’est pas sans danger, car nombreux sont les ennemis qui tenterons de te gober d’une seule bouchée !</text:span></text:p>
      <text:p text:style-name="P23"><text:span text:style-name="T7"/></text:p>
      <text:p text:style-name="P23"><text:span text:style-name="T7">Hirondelle, rat, ou encore chaton érrant énervé, votre but sera de survivre tout en récupérant vos grains de riz</text:span></text:p>
      <text:p text:style-name="P23"><text:span text:style-name="T7"/></text:p>
      <text:p text:style-name="P23"><text:span text:style-name="T7">2.</text:span></text:p>
      <text:p text:style-name="P23"><text:span text:style-name="T7">Les dialogues sont très profond, dépeignant la cruauté de la vie : perte d’un proche, d’une partie de oi même, que l’on doit rettrouver au cours d’une histoire à la fois difficile, mais necessaire pour se retrouver soi même et trouver un sens à sa vie.</text:span></text:p>
      <text:p text:style-name="P23"><text:span text:style-name="T7"/></text:p>
      <text:p text:style-name="P24"><text:span text:style-name="T7">3. Desd réfrences existeront : notamment à l’applis connue FoodNow.</text:span></text:p>
      <text:p text:style-name="P24"><text:span text:style-name="T7">Ainsi qu’aux idée intrépides de Thomas Foucours</text:span></text:p>
      <text:p text:style-name="P24"><text:span text:style-name="T7"/></text:p>
      <text:p text:style-name="P25"><text:soft-page-break/><text:span text:style-name="T7">8. Choix artistiques</text:span></text:p>
      <text:p text:style-name="P25"><text:span text:style-name="T7"/></text:p>
      <text:p text:style-name="P25"><text:span text:style-name="T7">1. </text:span><text:span text:style-name="T10">Pixel art amusant</text:span></text:p>
      <text:p text:style-name="P26"><text:span text:style-name="T7">Minimaliste</text:span></text:p>
      <text:p text:style-name="P26"><text:span text:style-name="T7"/></text:p>
      <text:p text:style-name="P27"><text:span text:style-name="T7">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6:09:53.285942985</meta:creation-date>
    <dc:date>2019-10-23T17:56:28.987432609</dc:date>
    <meta:editing-duration>PT1H2M23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6" meta:paragraph-count="158" meta:word-count="757" meta:character-count="4125" meta:non-whitespace-character-count="3512"/>
  </office:meta>
</office:document-meta>
</file>